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8E0000018D4A273E5B1DAD8BE5.png" manifest:media-type="image/png"/>
  <manifest:file-entry manifest:full-path="Pictures/10000000000009E200000802D3AA41D05AB70B2E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37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983cm" fo:min-width="7.11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866cm" fo:min-width="3.042cm"/>
    </style:style>
    <style:style style:name="gr7" style:family="graphic" style:parent-style-name="standard">
      <style:graphic-properties draw:textarea-horizontal-align="justify" draw:textarea-vertical-align="middle" draw:auto-grow-height="false" fo:min-height="1.501cm" fo:min-width="3.408cm"/>
    </style:style>
    <style:style style:name="gr8" style:family="graphic" style:parent-style-name="objectwithoutfill">
      <style:graphic-properties draw:marker-end="Arrowheads_20_1" draw:marker-end-width="0.3cm" draw:fill="solid" draw:textarea-vertical-align="middle"/>
    </style:style>
    <style:style style:name="gr9" style:family="graphic" style:parent-style-name="standard">
      <style:graphic-properties svg:stroke-color="#bf0041" draw:marker-end="Arrowheads_20_2" svg:stroke-opacity="100%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827cm" svg:height="5.02cm" svg:x="1.559cm" svg:y="13.244cm">
          <draw:image xlink:href="Pictures/10000000000009E200000802D3AA41D05AB70B2E.png" xlink:type="simple" xlink:show="embed" xlink:actuate="onLoad" draw:mime-type="image/png">
            <text:p/>
          </draw:image>
        </draw:frame>
        <draw:frame draw:style-name="gr1" draw:text-style-name="P1" draw:layer="layout" svg:width="5.827cm" svg:height="5.019cm" svg:x="7.768cm" svg:y="13.351cm">
          <draw:image xlink:href="Pictures/10000000000009E200000802D3AA41D05AB70B2E.png" xlink:type="simple" xlink:show="embed" xlink:actuate="onLoad" draw:mime-type="image/png">
            <text:p/>
          </draw:image>
        </draw:frame>
        <draw:frame draw:style-name="gr1" draw:text-style-name="P1" draw:layer="layout" svg:width="5.827cm" svg:height="5.019cm" svg:x="14.137cm" svg:y="13.159cm">
          <draw:image xlink:href="Pictures/10000000000009E200000802D3AA41D05AB70B2E.png" xlink:type="simple" xlink:show="embed" xlink:actuate="onLoad" draw:mime-type="image/png">
            <text:p/>
          </draw:image>
        </draw:frame>
        <draw:frame draw:style-name="gr1" draw:text-style-name="P1" draw:layer="layout" svg:width="5.827cm" svg:height="5.02cm" svg:x="1.645cm" svg:y="18.764cm">
          <draw:image xlink:href="Pictures/10000000000009E200000802D3AA41D05AB70B2E.png" xlink:type="simple" xlink:show="embed" xlink:actuate="onLoad" draw:mime-type="image/png">
            <text:p/>
          </draw:image>
        </draw:frame>
        <draw:frame draw:style-name="gr1" draw:text-style-name="P1" draw:layer="layout" svg:width="5.827cm" svg:height="5.019cm" svg:x="7.854cm" svg:y="18.871cm">
          <draw:image xlink:href="Pictures/10000000000009E200000802D3AA41D05AB70B2E.png" xlink:type="simple" xlink:show="embed" xlink:actuate="onLoad" draw:mime-type="image/png">
            <text:p/>
          </draw:image>
        </draw:frame>
        <draw:frame draw:style-name="gr1" draw:text-style-name="P1" draw:layer="layout" svg:width="5.827cm" svg:height="5.019cm" svg:x="14.223cm" svg:y="18.679cm">
          <draw:image xlink:href="Pictures/10000000000009E200000802D3AA41D05AB70B2E.png" xlink:type="simple" xlink:show="embed" xlink:actuate="onLoad" draw:mime-type="image/png">
            <text:p/>
          </draw:image>
        </draw:frame>
        <draw:frame draw:style-name="gr1" draw:text-style-name="P1" draw:layer="layout" svg:width="5.827cm" svg:height="5.02cm" svg:x="1.732cm" svg:y="24.142cm">
          <draw:image xlink:href="Pictures/10000000000009E200000802D3AA41D05AB70B2E.png" xlink:type="simple" xlink:show="embed" xlink:actuate="onLoad" draw:mime-type="image/png">
            <text:p/>
          </draw:image>
        </draw:frame>
        <draw:frame draw:style-name="gr1" draw:text-style-name="P1" draw:layer="layout" svg:width="5.827cm" svg:height="5.019cm" svg:x="7.941cm" svg:y="24.249cm">
          <draw:image xlink:href="Pictures/10000000000009E200000802D3AA41D05AB70B2E.png" xlink:type="simple" xlink:show="embed" xlink:actuate="onLoad" draw:mime-type="image/png">
            <text:p/>
          </draw:image>
        </draw:frame>
        <draw:frame draw:style-name="gr1" draw:text-style-name="P1" draw:layer="layout" svg:width="5.827cm" svg:height="5.019cm" svg:x="14.31cm" svg:y="24.057cm">
          <draw:image xlink:href="Pictures/10000000000009E200000802D3AA41D05AB70B2E.png" xlink:type="simple" xlink:show="embed" xlink:actuate="onLoad" draw:mime-type="image/png">
            <text:p/>
          </draw:image>
        </draw:frame>
        <draw:frame draw:style-name="gr2" draw:text-style-name="P2" draw:layer="layout" svg:width="0.853cm" svg:height="0.962cm" svg:x="3.537cm" svg:y="12.092cm">
          <draw:text-box>
            <text:p>0</text:p>
          </draw:text-box>
        </draw:frame>
        <draw:frame draw:style-name="gr3" draw:text-style-name="P2" draw:layer="layout" svg:width="1.736cm" svg:height="1.673cm" svg:x="10.405cm" svg:y="11.883cm">
          <draw:text-box>
            <text:p>15</text:p>
          </draw:text-box>
        </draw:frame>
        <draw:frame draw:style-name="gr4" draw:text-style-name="P2" draw:layer="layout" svg:width="4.438cm" svg:height="1.622cm" svg:x="15.97cm" svg:y="11.949cm">
          <draw:text-box>
            <text:p>30</text:p>
          </draw:text-box>
        </draw:frame>
        <draw:frame draw:style-name="gr2" draw:text-style-name="P2" draw:layer="layout" svg:width="2.047cm" svg:height="0.962cm" svg:x="0.413cm" svg:y="15.269cm">
          <draw:text-box>
            <text:p>Hllow</text:p>
          </draw:text-box>
        </draw:frame>
        <draw:frame draw:style-name="gr2" draw:text-style-name="P2" draw:layer="layout" svg:width="1.383cm" svg:height="0.962cm" svg:x="0.414cm" svg:y="21.269cm">
          <draw:text-box>
            <text:p>top</text:p>
          </draw:text-box>
        </draw:frame>
        <draw:frame draw:style-name="gr2" draw:text-style-name="P2" draw:layer="layout" svg:width="2.331cm" svg:height="0.962cm" svg:x="0.414cm" svg:y="26.269cm">
          <draw:text-box>
            <text:p>Bridge</text:p>
          </draw:text-box>
        </draw:frame>
        <draw:frame draw:style-name="gr1" draw:text-style-name="P1" draw:layer="layout" svg:width="2.211cm" svg:height="6.02cm" svg:x="20.906cm" svg:y="24.141cm">
          <draw:image xlink:href="Pictures/100000000000008E0000018D4A273E5B1DAD8BE5.png" xlink:type="simple" xlink:show="embed" xlink:actuate="onLoad" draw:mime-type="image/png">
            <text:p/>
          </draw:image>
        </draw:frame>
        <draw:frame draw:style-name="gr1" draw:text-style-name="P1" draw:layer="layout" svg:width="2.211cm" svg:height="6.02cm" svg:x="20.5cm" svg:y="18.442cm">
          <draw:image xlink:href="Pictures/100000000000008E0000018D4A273E5B1DAD8BE5.png" xlink:type="simple" xlink:show="embed" xlink:actuate="onLoad" draw:mime-type="image/png">
            <text:p/>
          </draw:image>
        </draw:frame>
        <draw:frame draw:style-name="gr1" draw:text-style-name="P1" draw:layer="layout" svg:width="2.211cm" svg:height="6.02cm" svg:x="20.906cm" svg:y="12.784cm">
          <draw:image xlink:href="Pictures/100000000000008E0000018D4A273E5B1DAD8BE5.png" xlink:type="simple" xlink:show="embed" xlink:actuate="onLoad" draw:mime-type="image/png">
            <text:p/>
          </draw:image>
        </draw:frame>
        <draw:frame draw:style-name="gr2" draw:text-style-name="P2" draw:layer="layout" svg:width="1.772cm" svg:height="0.962cm" svg:x="0cm" svg:y="2.593cm">
          <draw:text-box>
            <text:p>ASE</text:p>
          </draw:text-box>
        </draw:frame>
        <draw:custom-shape draw:style-name="gr5" draw:text-style-name="P1" draw:layer="layout" svg:width="7.612cm" svg:height="4.233cm" svg:x="2.076cm" svg:y="1.25cm">
          <text:p text:style-name="P1">Como se hace bulk (ejemplo)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211cm" svg:height="0.962cm" svg:x="10.87cm" svg:y="2.75cm">
          <draw:text-box>
            <text:p>Problema</text:p>
          </draw:text-box>
        </draw:frame>
        <draw:custom-shape draw:style-name="gr5" draw:text-style-name="P1" draw:layer="layout" svg:width="7.612cm" svg:height="4.233cm" svg:x="14.696cm" svg:y="1.244cm">
          <text:p text:style-name="P1">Problema experimental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42cm" svg:height="2.116cm" svg:x="9.321cm" svg:y="9.0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908cm" svg:height="1.751cm" svg:x="9.321cm" svg:y="6.919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3.637cm" svg:y1="8.711cm" svg:x2="15.957cm" svg:y2="8.711cm">
          <text:p/>
        </draw:line>
        <draw:ellipse draw:style-name="gr9" draw:text-style-name="P1" draw:layer="layout" svg:width="5.251cm" svg:height="1.75cm" svg:x="9.036cm" svg:y="6.187cm" draw:kind="arc" draw:start-angle="123.03" draw:end-angle="65.61">
          <text:p/>
        </draw:ellips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7 20 13" svg:d="M0 20l10-13 10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000000" draw:marker-start-width="0.35cm" draw:marker-start-center="false" draw:marker-end-width="0.35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2-03-02T19:29:00.131692739</meta:creation-date>
    <dc:title>mydefault</dc:title>
    <meta:editing-duration>PT43S</meta:editing-duration>
    <meta:editing-cycles>2</meta:editing-cycles>
    <meta:generator>LibreOffice/7.2.3.2$Linux_X86_64 LibreOffice_project/20$Build-2</meta:generator>
    <meta:initial-creator>Mariano Forti</meta:initial-creator>
    <dc:date>2022-03-02T19:40:03.210521794</dc:date>
    <dc:creator>Mariano Forti</dc:creator>
    <meta:document-statistic meta:object-count="26"/>
    <meta:template xlink:type="simple" xlink:actuate="onRequest" xlink:title="mydefault" xlink:href="../../../../.config/libreoffice/4/user/template/mydefault1.otg" meta:date="2022-03-02T19:28:59.739997076"/>
  </office:meta>
</office:document-meta>
</file>